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f97b9" officeooo:paragraph-rsid="00169f50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a0137" officeooo:paragraph-rsid="00169f5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788d6" officeooo:paragraph-rsid="00169f5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7db5f" officeooo:paragraph-rsid="00169f5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69f50" officeooo:paragraph-rsid="00169f50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f97b9" officeooo:paragraph-rsid="00169f5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69f50" officeooo:paragraph-rsid="00169f5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788d6" officeooo:paragraph-rsid="00169f5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788d6" officeooo:paragraph-rsid="00169f5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7db5f" officeooo:paragraph-rsid="00169f50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a0137" officeooo:paragraph-rsid="00169f5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69f50" officeooo:paragraph-rsid="00169f5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69f50" officeooo:paragraph-rsid="00169f50" style:font-weight-asian="bold" style:font-weight-complex="bold"/>
    </style:style>
    <style:style style:name="P14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weight="bold" officeooo:rsid="001f97b9" officeooo:paragraph-rsid="00169f50" style:font-weight-asian="bold" style:font-weight-complex="bold"/>
    </style:style>
    <style:style style:name="P15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weight="normal" officeooo:rsid="001788d6" officeooo:paragraph-rsid="00169f50" style:font-weight-asian="normal" style:font-weight-complex="normal"/>
    </style:style>
    <style:style style:name="T1" style:family="text">
      <style:text-properties officeooo:rsid="0015b8f3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No : <text:span text:style-name="T1">B-02</text:span></text:p>
      <text:p text:style-name="P6">Database Management Lab</text:p>
      <text:p text:style-name="P14">Name: Shyam P Ambilkar<text:tab/><text:tab/><text:tab/><text:tab/><text:tab/><text:tab/><text:tab/><text:tab/> <text:s text:c="4"/>RollNo: TEB1602</text:p>
      <text:p text:style-name="P7">CRUD operation</text:p>
      <text:p text:style-name="P1">---------------------------------------------------------------------------------------------------------------------------</text:p>
      <text:p text:style-name="P8">Create Collection</text:p>
      <text:p text:style-name="P3"/>
      <text:p text:style-name="P3">&gt; db.createCollection("Students")</text:p>
      <text:p text:style-name="P15">{ "ok" : 1 }</text:p>
      <text:p text:style-name="P8"/>
      <text:p text:style-name="P8">Insert Operations</text:p>
      <text:p text:style-name="P3">&gt; db.Students.insert({_id:02,stud_name:"Shyam",class:"TEB",marks:75,result:"Pass"})</text:p>
      <text:p text:style-name="P3">&gt; db.Students.insert({_id:01,stud_name:"Abhishek",class:"TEB",marks:75,result:"Pass"})</text:p>
      <text:p text:style-name="P3">&gt; db.Students.insert({_id:03,stud_name:"Sanjay",class:"TEB",marks:65,result:"Pass"})</text:p>
      <text:p text:style-name="P3">&gt; db.Students.insert({_id:04,stud_name:"Vinay",class:"TEB",marks:65,result:"Pass"})</text:p>
      <text:p text:style-name="P3">&gt; db.Students.insert({_id:05,stud_name:"Mayur",class:"TEB",marks:85,result:"Pass"})</text:p>
      <text:p text:style-name="P3">&gt; db.Students.insert({_id:06,stud_name:"Dhiraj",class:"TEB",marks:85,result:"Pass"})</text:p>
      <text:p text:style-name="P3">----------------------------------------------------------------------------------------------------------------------------</text:p>
      <text:p text:style-name="P8">Read Operations</text:p>
      <text:p text:style-name="P8">----------------------------------------------------------------------------------------------------------------------------</text:p>
      <text:p text:style-name="P4"/>
      <text:p text:style-name="P13">1. using find()</text:p>
      <text:p text:style-name="P9">&gt; <text:span text:style-name="T2">db.Students.find()</text:span></text:p>
      <text:p text:style-name="P3"/>
      <text:p text:style-name="P3">{ "_id" : 2, "stud_name" : "Shyam", "class" : "TEB", "marks" : 75, "result" : "Pass" }</text:p>
      <text:p text:style-name="P3">{ "_id" : 1, "stud_name" : "Abhishek", "class" : "TEB", "marks" : 75, "result" : "Pass" }</text:p>
      <text:p text:style-name="P3">{ "_id" : 3, "stud_name" : "Sanjay", "class" : "TEB", "marks" : 65, "result" : "Pass" }</text:p>
      <text:p text:style-name="P3">{ "_id" : 4, "stud_name" : "Vinay", "class" : "TEB", "marks" : 65, "result" : "Pass" }</text:p>
      <text:p text:style-name="P3">{ "_id" : 5, "stud_name" : "Mayur", "class" : "TEB", "marks" : 85, "result" : "Pass" }</text:p>
      <text:p text:style-name="P3">{ "_id" : 6, "stud_name" : "Dhiraj", "class" : "TEB", "marks" : 85, "result" : "Pass" }</text:p>
      <text:p text:style-name="P3">----------------------------------------------------------------------------------------------------------------------------</text:p>
      <text:p text:style-name="P13"/>
      <text:p text:style-name="P13">2.using find().pretty()</text:p>
      <text:p text:style-name="P10"/>
      <text:p text:style-name="P10">&gt; <text:span text:style-name="T2">db.Students.find().pretty()</text:span></text:p>
      <text:p text:style-name="P4">{</text:p>
      <text:p text:style-name="P4"><text:tab/>"_id" : 2,</text:p>
      <text:p text:style-name="P4"><text:tab/>"stud_name" : "Shyam",</text:p>
      <text:p text:style-name="P4"><text:tab/>"class" : "TEB",</text:p>
      <text:p text:style-name="P4"><text:tab/>"marks" : 75,</text:p>
      <text:p text:style-name="P4"><text:tab/>"result" : "Pass"</text:p>
      <text:p text:style-name="P4">}</text:p>
      <text:p text:style-name="P4">{</text:p>
      <text:p text:style-name="P4"><text:tab/>"_id" : 1,</text:p>
      <text:p text:style-name="P4"><text:tab/>"stud_name" : "Abhishek",</text:p>
      <text:p text:style-name="P4"><text:tab/>"class" : "TEB",</text:p>
      <text:p text:style-name="P4"><text:tab/>"marks" : 75,</text:p>
      <text:p text:style-name="P4"><text:tab/>"result" : "Pass"</text:p>
      <text:p text:style-name="P4">}</text:p>
      <text:p text:style-name="P4"/>
      <text:p text:style-name="P4"><text:soft-page-break/>{</text:p>
      <text:p text:style-name="P4"><text:tab/>"_id" : 3,</text:p>
      <text:p text:style-name="P4"><text:tab/>"stud_name" : "Sanjay",</text:p>
      <text:p text:style-name="P4"><text:tab/>"class" : "TEB",</text:p>
      <text:p text:style-name="P4"><text:tab/>"marks" : 65,</text:p>
      <text:p text:style-name="P4"><text:tab/>"result" : "Pass"</text:p>
      <text:p text:style-name="P4">}</text:p>
      <text:p text:style-name="P4">{</text:p>
      <text:p text:style-name="P4"><text:tab/>"_id" : 4,</text:p>
      <text:p text:style-name="P4"><text:tab/>"stud_name" : "Vinay",</text:p>
      <text:p text:style-name="P4"><text:tab/>"class" : "TEB",</text:p>
      <text:p text:style-name="P4"><text:tab/>"marks" : 65,</text:p>
      <text:p text:style-name="P4"><text:tab/>"result" : "Pass"</text:p>
      <text:p text:style-name="P4">}</text:p>
      <text:p text:style-name="P4"/>
      <text:p text:style-name="P4"/>
      <text:p text:style-name="P4">{</text:p>
      <text:p text:style-name="P4"><text:tab/>"_id" : 5,</text:p>
      <text:p text:style-name="P4"><text:tab/>"stud_name" : "Mayur",</text:p>
      <text:p text:style-name="P4"><text:tab/>"class" : "TEB",</text:p>
      <text:p text:style-name="P4"><text:tab/>"marks" : 85,</text:p>
      <text:p text:style-name="P4"><text:tab/>"result" : "Pass"</text:p>
      <text:p text:style-name="P4">}</text:p>
      <text:p text:style-name="P4">{</text:p>
      <text:p text:style-name="P4"><text:tab/>"_id" : 6,</text:p>
      <text:p text:style-name="P4"><text:tab/>"stud_name" : "Dhiraj",</text:p>
      <text:p text:style-name="P4"><text:tab/>"class" : "TEB",</text:p>
      <text:p text:style-name="P4"><text:tab/>"marks" : 85,</text:p>
      <text:p text:style-name="P4"><text:tab/>"result" : "Pass"</text:p>
      <text:p text:style-name="P4">}</text:p>
      <text:p text:style-name="P4">----------------------------------------------------------------------------------------------------------------------------</text:p>
      <text:p text:style-name="P11">Remove all document</text:p>
      <text:p text:style-name="P2">&gt; db.Students.remove()</text:p>
      <text:p text:style-name="P2">----------------------------------------------------------------------------------------------------------------------------</text:p>
      <text:p text:style-name="P11">Update document</text:p>
      <text:p text:style-name="P2">&gt; db.Students.find().pretty()</text:p>
      <text:p text:style-name="P2">{</text:p>
      <text:p text:style-name="P2"><text:tab/>"_id" : 1,</text:p>
      <text:p text:style-name="P2"><text:tab/>"stud_name" : "Abhishek",</text:p>
      <text:p text:style-name="P2"><text:tab/>"class" : "TEB",</text:p>
      <text:p text:style-name="P2"><text:tab/>"marks" : 75,</text:p>
      <text:p text:style-name="P2"><text:tab/>"result" : "Pass"</text:p>
      <text:p text:style-name="P2">}</text:p>
      <text:p text:style-name="P2">{</text:p>
      <text:p text:style-name="P2"><text:tab/>"_id" : 6,</text:p>
      <text:p text:style-name="P2"><text:tab/>"stud_name" : "Dhiraj",</text:p>
      <text:p text:style-name="P2"><text:tab/>"class" : "TEB",</text:p>
      <text:p text:style-name="P2"><text:tab/>"marks" : 85,</text:p>
      <text:p text:style-name="P2"><text:tab/>"result" : "Pass"</text:p>
      <text:p text:style-name="P2">}</text:p>
      <text:p text:style-name="P2">{</text:p>
      <text:p text:style-name="P2"><text:soft-page-break/><text:tab/>"_id" : 5,</text:p>
      <text:p text:style-name="P2"><text:tab/>"stud_name" : "Mayur",</text:p>
      <text:p text:style-name="P2"><text:tab/>"class" : "TEB",</text:p>
      <text:p text:style-name="P2"><text:tab/>"marks" : 85,</text:p>
      <text:p text:style-name="P2"><text:tab/>"result" : "Pass"</text:p>
      <text:p text:style-name="P2">}</text:p>
      <text:p text:style-name="P2">{</text:p>
      <text:p text:style-name="P2"><text:tab/>"_id" : 4,</text:p>
      <text:p text:style-name="P2"><text:tab/>"stud_name" : "Vinay",</text:p>
      <text:p text:style-name="P2"><text:tab/>"class" : "TEB",</text:p>
      <text:p text:style-name="P2"><text:tab/>"marks" : 65,</text:p>
      <text:p text:style-name="P2"><text:tab/>"result" : "Pass"</text:p>
      <text:p text:style-name="P2">}</text:p>
      <text:p text:style-name="P2"/>
      <text:p text:style-name="P2"/>
      <text:p text:style-name="P2"/>
      <text:p text:style-name="P2"><text:s/>{</text:p>
      <text:p text:style-name="P2"><text:tab/>"_id" : 3,</text:p>
      <text:p text:style-name="P2"><text:tab/>"stud_name" : "Aarati",</text:p>
      <text:p text:style-name="P2"><text:tab/>"class" : "TEB",</text:p>
      <text:p text:style-name="P2"><text:tab/>"marks" : 65,</text:p>
      <text:p text:style-name="P2"><text:tab/>"result" : "Pass"</text:p>
      <text:p text:style-name="P2">}</text:p>
      <text:p text:style-name="P2">----------------------------------------------------------------------------------------------------------------------------</text:p>
      <text:p text:style-name="P13">Logical operators</text:p>
      <text:p text:style-name="P13">----------------------------------------------------------------------------------------------------------------------------</text:p>
      <text:p text:style-name="P13">1. AND in MongoDB</text:p>
      <text:p text:style-name="P5">&gt; db.Student1.find({"stud_name":"Sanjay","status":"A"}).pretty()</text:p>
      <text:p text:style-name="P5">{</text:p>
      <text:p text:style-name="P5"><text:tab/>"_id" : ObjectId("59ef92bd9fe6ca1a224bfdcb"),</text:p>
      <text:p text:style-name="P5"><text:tab/>"id" : 126,</text:p>
      <text:p text:style-name="P5"><text:tab/>"stud_name" : "Sanjay",</text:p>
      <text:p text:style-name="P5"><text:tab/>"dept_name" : "comp",</text:p>
      <text:p text:style-name="P5"><text:tab/>"sal" : 59000,</text:p>
      <text:p text:style-name="P5"><text:tab/>"status" : "A"</text:p>
      <text:p text:style-name="P5">}</text:p>
      <text:p text:style-name="P5"/>
      <text:p text:style-name="P13">2. OR in MongoDB</text:p>
      <text:p text:style-name="P1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272in" fo:margin-bottom="0.7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00:37:58.267970900</meta:creation-date>
    <dc:date>2017-10-25T01:02:15.940856955</dc:date>
    <meta:editing-duration>PT6M24S</meta:editing-duration>
    <meta:editing-cycles>1</meta:editing-cycles>
    <meta:document-statistic meta:table-count="0" meta:image-count="0" meta:object-count="0" meta:page-count="3" meta:paragraph-count="126" meta:word-count="387" meta:character-count="3584" meta:non-whitespace-character-count="3249"/>
    <meta:generator>LibreOffice/4.3.7.2$Linux_X86_64 LibreOffice_project/430$Build-2</meta:generator>
  </office:meta>
</office:document-meta>
</file>